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Info.parseColumnLayout( double space , int padd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ayoutInfo.isFree(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youtInfo.arrayAsString( int [ ] currentSpa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ayout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youtInfo.getLayou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fo.LayoutInfo( int cellCount , int space , LayoutTokens layoutTokens , String clientIdForLogging , boolean ignoreMismatc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youtInfo.parseColumnLayout( double 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fo.addSpace( int space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Info.tokensToString( String [ ] toke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youtInfo.hasLayout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fo.createAndInitSpaces( int columns , int ini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youtInfo.createLayoutTokens( String columnLayout , int count , String default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youtInfo.tokensToString( int [ ] tok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Info.getSpace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fo.getSpac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Info.handleIllegalToke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youtInfo.LayoutInfo( int cellCount , int space , LayoutTokens layoutTokens , String clientIdForLogg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fo.update( int space , int index , boolean fo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ayoutInfo.update( int spac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fo.columns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fo.handleSpaceLef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ayoutInfo.parsePortions( int portion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ayoutInfo.getSpaceForColumn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Info.listToTokenString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